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32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mpact Report/ Executive Summary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1">Highlighting project accomplishments <text:s/>for senior stakeholders and sponsers, just include only key takeways.</text:span></text:p>
            <text:list text:style-name="L2">
              <text:list-item>
                <text:p text:style-name="P1">Project Vision</text:p>
              </text:list-item>
              <text:list-item>
                <text:p text:style-name="P1">Key accomplishment</text:p>
              </text:list-item>
              <text:list-item>
                <text:p text:style-name="P1">Lessons Lear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4T17:36:26.43</meta:creation-date>
    <meta:editing-duration>PT9M40S</meta:editing-duration>
    <meta:editing-cycles>2</meta:editing-cycles>
    <dc:date>2024-06-04T17:45:57.63</dc:date>
    <meta:document-statistic meta:object-count="25"/>
    <meta:generator>OpenOffice/4.1.15$Win32 OpenOffice.org_project/4115m2$Build-9813</meta:generator>
  </office:meta>
</office:document-meta>
</file>